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25-01-02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24-01-0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23-01-03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22-01-03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21-01-04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20-01-02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19-01-02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18-01-02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17-01-03 17:56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16-01-02 18:14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15-01-02 18:15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14-01-02 20:19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13-01-02 20:33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12-01-03 20:0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11-01-03 20:43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10-01-02 21:52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09-01-04 21:30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08-01-04 12:15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07-04-02 20:48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06-01-04 21:56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05-09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05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05-01-08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04-10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0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04-01-07 21:55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849100543201</text:p>
          </table:table-cell>
          <table:table-cell office:value-type="string" calcext:value-type="string">
            <text:p>2003-01-06 19:2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